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20929" officeooo:paragraph-rsid="00020929" fo:background-color="#ffff00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03fc79"/>
    </style:style>
    <style:style style:name="P3" style:family="paragraph" style:parent-style-name="Standard">
      <style:text-properties fo:font-weight="bold" officeooo:paragraph-rsid="0003fc79" fo:background-color="#ffff00" style:font-weight-asian="bold" style:font-weight-complex="bold"/>
    </style:style>
    <style:style style:name="P4" style:family="paragraph" style:parent-style-name="Standard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3fc79" loext:padding="0cm" loext:border="none"/>
    </style:style>
    <style:style style:name="P6" style:family="paragraph" style:parent-style-name="Standard">
      <style:text-properties officeooo:paragraph-rsid="00080108"/>
    </style:style>
    <style:style style:name="P7" style:family="paragraph" style:parent-style-name="Standard">
      <style:text-properties officeooo:rsid="00080108" officeooo:paragraph-rsid="00080108"/>
    </style:style>
    <style:style style:name="P8" style:family="paragraph" style:parent-style-name="Standard">
      <style:text-properties fo:font-size="14pt" fo:font-weight="bold" officeooo:rsid="00060345" officeooo:paragraph-rsid="00080108" fo:background-color="#ffff0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3fc79" officeooo:paragraph-rsid="00080108" fo:background-color="#ffff0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color="#c9211e" fo:font-size="16pt" fo:font-weight="bold" officeooo:rsid="00080108" officeooo:paragraph-rsid="00080108" fo:background-color="#ffff0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reak-before="page"/>
      <style:text-properties fo:font-size="14pt" fo:font-weight="bold" officeooo:rsid="00060345" officeooo:paragraph-rsid="00080108" fo:background-color="#ffff00" style:font-size-asian="14pt" style:font-weight-asian="bold" style:font-size-complex="14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80108"/>
    </style:style>
    <style:style style:name="T4" style:family="text">
      <style:text-properties fo:font-size="14pt" fo:font-weight="bold" officeooo:rsid="00080108" fo:background-color="#ffff00" loext:char-shading-value="0" style:font-size-asian="14pt" style:font-weight-asian="bold" style:font-size-complex="14pt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query Nots</text:p>
      <text:p text:style-name="P6"><text:span text:style-name="T4">&gt;&gt;&gt;&gt;&gt;&gt;&gt;&gt;&gt;&gt;&gt;&gt;&gt;</text:span></text:p>
      <text:p text:style-name="Standard"><text:span text:style-name="T1"/></text:p>
      <text:p text:style-name="Standard"><text:span text:style-name="T1">$</text:span>(".test").css("border", "2px solid purple"); </text:p>
      <text:section text:style-name="Sect1" text:name="server0.conn2.child3/obj225">
        <text:p text:style-name="Standard"/>
      </text:section>
      <text:p text:style-name="Standard">Object { 0: li.test, 1: li.test</text:p>
      <text:section text:style-name="Sect1" text:name="Seksjon1">
        <text:p text:style-name="Standard"><text:bookmark text:name="server0.conn2.child3/obj225"/>, length: 2, prevObject: {…} }</text:p>
      </text:section>
      <text:p text:style-name="Standard"/>
      <text:p text:style-name="Standard"/>
      <text:p text:style-name="Standard"/>
      <text:p text:style-name="Standard"/>
      <text:p text:style-name="Standard">$("h1").css("border", "2px solid red"); </text:p>
      <text:section text:style-name="Sect1" text:name="server0.conn2.child3/obj230">
        <text:p text:style-name="Standard"/>
      </text:section>
      <text:p text:style-name="Standard">Object { 0: h1</text:p>
      <text:section text:style-name="Sect1" text:name="Seksjon2">
        <text:p text:style-name="Standard"><text:bookmark text:name="server0.conn2.child3/obj230"/>, length: 1, prevObject: {…} }</text:p>
        <text:p text:style-name="Standard"/>
        <text:p text:style-name="Standard"/>
      </text:section>
      <text:p text:style-name="Standard"/>
      <text:p text:style-name="Standard"/>
      <text:p text:style-name="Standard">$("#test1").css("border", "2px solid black"); </text:p>
      <text:section text:style-name="Sect1" text:name="server0.conn2.child3/obj234">
        <text:p text:style-name="Standard"/>
      </text:section>
      <text:p text:style-name="Standard">Object { 0: li#test1</text:p>
      <text:section text:style-name="Sect1" text:name="Seksjon3">
        <text:p text:style-name="Standard"><text:bookmark text:name="server0.conn2.child3/obj234"/>, length: 1 }</text:p>
      </text:section>
      <text:p text:style-name="P4"/>
      <text:p text:style-name="P4"/>
      <text:p text:style-name="P5">$("li").css("border", "2px solid blue");</text:p>
      <text:p text:style-name="Standard"/>
      <text:p text:style-name="Standard"/>
      <text:p text:style-name="P2"/>
      <text:p text:style-name="P2">$("ul").html("&lt;h1&gt;Test&lt;/h1&gt;"); </text:p>
      <text:section text:style-name="Sect1" text:name="server0.conn1.child3/obj225">
        <text:p text:style-name="P2"/>
      </text:section>
      <text:p text:style-name="P2">Object { 0: ul</text:p>
      <text:section text:style-name="Sect1" text:name="Seksjon8">
        <text:p text:style-name="P2"><text:bookmark text:name="server0.conn1.child3/obj225"/>, length: 1, prevObject: {…} }</text:p>
      </text:section>
      <text:p text:style-name="P2"/>
      <text:p text:style-name="P2"/>
      <text:p text:style-name="P2"/>
      <text:p text:style-name="P2">$("h1").text(); </text:p>
      <text:p text:style-name="P2">"jQuery Fonk. GirisTest" </text:p>
      <text:p text:style-name="P2">$("ul").html("&lt;h1&gt;Test&lt;/h1&gt;"); </text:p>
      <text:section text:style-name="Sect1" text:name="server0.conn1.child3/obj231">
        <text:p text:style-name="P2"/>
      </text:section>
      <text:p text:style-name="P2">Object { 0: ul, length: 1, prevObject: {…} } </text:p>
      <text:p text:style-name="Standard"/>
      <text:p text:style-name="Standard"/>
      <text:p text:style-name="P10">jQuery FONKSIYONLAR</text:p>
      <text:p text:style-name="P7"/>
      <text:p text:style-name="P9">val() Fonksiyonu <text:span text:style-name="T3">&gt;&gt;&gt;&gt;&gt;&gt;&gt;&gt;&gt;&gt;&gt;&gt;&gt;</text:span></text:p>
      <text:p text:style-name="P2"/>
      <text:p text:style-name="P2">$("input") </text:p>
      <text:section text:style-name="Sect1" text:name="server0.conn1.child3/obj206">
        <text:p text:style-name="Standard"/>
      </text:section>
      <text:p text:style-name="Standard">Object { 0: input</text:p>
      <text:section text:style-name="Sect1" text:name="Seksjon4">
        <text:p text:style-name="Standard"><text:bookmark text:name="server0.conn1.child3/obj206"/>, length: 1, prevObject: {…} }</text:p>
        <text:p text:style-name="Standard"/>
        <text:p text:style-name="Standard"/>
        <text:p text:style-name="Standard"/>
      </text:section>
      <text:p text:style-name="Standard"/>
      <text:p text:style-name="Standard">$("input").val(); </text:p>
      <text:p text:style-name="Standard">"" </text:p>
      <text:p text:style-name="Standard">$("input").val(); </text:p>
      <text:p text:style-name="Standard">"can" </text:p>
      <text:p text:style-name="Standard">$("input").val("CANEYY"); </text:p>
      <text:section text:style-name="Sect1" text:name="server0.conn1.child3/obj213">
        <text:p text:style-name="Standard"/>
      </text:section>
      <text:p text:style-name="Standard">Object { 0: input</text:p>
      <text:section text:style-name="Sect1" text:name="Seksjon5">
        <text:p text:style-name="Standard"><text:bookmark text:name="server0.conn1.child3/obj213"/>, length: 1, prevObject: {…} }</text:p>
        <text:p text:style-name="Standard"/>
        <text:p text:style-name="Standard"/>
        <text:p text:style-name="Standard"/>
      </text:section>
      <text:p text:style-name="P9">Attribute (attr) <text:span text:style-name="T3">&gt;&gt;&gt;&gt;&gt;&gt;&gt;&gt;&gt;&gt;&gt;&gt;&gt;</text:span></text:p>
      <text:p text:style-name="P3"/>
      <text:p text:style-name="Standard">$("img").attr("width", "200px"); </text:p>
      <text:section text:style-name="Sect1" text:name="server0.conn1.child3/obj217">
        <text:p text:style-name="Standard"/>
      </text:section>
      <text:p text:style-name="Standard">Object { 0: img</text:p>
      <text:section text:style-name="Sect1" text:name="Seksjon6">
        <text:p text:style-name="Standard"><text:bookmark text:name="server0.conn1.child3/obj217"/>, length: 1, prevObject: {…} }</text:p>
      </text:section>
      <text:p text:style-name="Standard"/>
      <text:p text:style-name="Standard"/>
      <text:p text:style-name="Standard"/>
      <text:p text:style-name="Standard">$("img").attr("src", "https://cdn.pixabay.com/photo/2020/02/06/20/01/university-library-4825366_640.jpg"); </text:p>
      <text:section text:style-name="Sect1" text:name="server0.conn1.child3/obj221">
        <text:p text:style-name="Standard"/>
      </text:section>
      <text:p text:style-name="Standard">Object { 0: img</text:p>
      <text:section text:style-name="Sect1" text:name="Seksjon7">
        <text:p text:style-name="Standard"><text:bookmark text:name="server0.conn1.child3/obj221"/>, length: 1, prevObject: {…} }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addClass, removeClass <text:span text:style-name="T3">&gt;&gt;&gt;&gt;&gt;&gt;&gt;&gt;&gt;&gt;&gt;&gt;&gt;</text:span></text:p>
      <text:p text:style-name="Standard"/>
      <text:p text:style-name="Standard">$("h1") </text:p>
      <text:section text:style-name="Sect1" text:name="server0.conn0.child3/obj35">
        <text:p text:style-name="Standard"/>
      </text:section>
      <text:p text:style-name="Standard">Object { 0: h1</text:p>
      <text:section text:style-name="Sect1" text:name="Seksjon9">
        <text:p text:style-name="Standard"><text:bookmark text:name="server0.conn0.child3/obj35"/>, length: 1, prevObject: {…} }</text:p>
        <text:p text:style-name="Standard"/>
        <text:p text:style-name="Standard"/>
      </text:section>
      <text:p text:style-name="Standard"/>
      <text:p text:style-name="Standard">$("h1").addClass("dogru"); </text:p>
      <text:section text:style-name="Sect1" text:name="server0.conn0.child3/obj40">
        <text:p text:style-name="Standard"/>
      </text:section>
      <text:p text:style-name="Standard">Object { 0: h1.dogru</text:p>
      <text:section text:style-name="Sect1" text:name="Seksjon10">
        <text:p text:style-name="Standard"><text:bookmark text:name="server0.conn0.child3/obj40"/>, length: 1, prevObject: {…} }</text:p>
        <text:p text:style-name="Standard"/>
        <text:p text:style-name="Standard"/>
      </text:section>
      <text:p text:style-name="Standard"/>
      <text:p text:style-name="Standard">$("h1").addClass("yanlis"); </text:p>
      <text:section text:style-name="Sect1" text:name="server0.conn0.child3/obj46">
        <text:p text:style-name="Standard"/>
      </text:section>
      <text:p text:style-name="Standard">Object { 0: h1.dogru.yanlis</text:p>
      <text:section text:style-name="Sect1" text:name="Seksjon11">
        <text:p text:style-name="Standard"><text:bookmark text:name="server0.conn0.child3/obj46"/>, length: 1, prevObject: {…} }</text:p>
        <text:p text:style-name="Standard"/>
        <text:p text:style-name="Standard"/>
        <text:p text:style-name="Standard"/>
      </text:section>
      <text:p text:style-name="Standard"/>
      <text:p text:style-name="Standard">$("li").addClass("yanlis"); </text:p>
      <text:section text:style-name="Sect1" text:name="server0.conn0.child3/obj51">
        <text:p text:style-name="Standard"/>
      </text:section>
      <text:p text:style-name="Standard">Object { 0: li.yanlis, 1: li.yanlis, 2: li.yanlis</text:p>
      <text:section text:style-name="Sect1" text:name="Seksjon12">
        <text:p text:style-name="Standard"><text:bookmark text:name="server0.conn0.child3/obj51"/>, length: 3, prevObject: {…} }</text:p>
      </text:section>
      <text:p text:style-name="Standard"/>
      <text:p text:style-name="Standard"/>
      <text:p text:style-name="Standard"/>
      <text:p text:style-name="Standard">$("li").<text:span text:style-name="T2">removeClass</text:span>("yanlis"); </text:p>
      <text:section text:style-name="Sect1" text:name="server0.conn0.child3/obj79">
        <text:p text:style-name="Standard"/>
      </text:section>
      <text:p text:style-name="Standard">Object { 0: li, 1: li, 2: li</text:p>
      <text:section text:style-name="Sect1" text:name="Seksjon13">
        <text:p text:style-name="Standard"><text:bookmark text:name="server0.conn0.child3/obj79"/>, length: 3, prevObject: {…} }</text:p>
      </text:section>
      <text:p text:style-name="Standard"/>
      <text:p text:style-name="Standard"/>
      <text:p text:style-name="Standard"/>
      <text:p text:style-name="Standard">$("li").<text:span text:style-name="T2">addClass</text:span>("dogru"); </text:p>
      <text:section text:style-name="Sect1" text:name="server0.conn0.child3/obj85">
        <text:p text:style-name="Standard"/>
      </text:section>
      <text:p text:style-name="Standard">Object { 0: li.dogru, 1: li.dogru, 2: li.dogru, length: 3, prevObject: {…} } </text:p>
      <text:p text:style-name="P11"><text:span text:style-name="T3">mouseenter, dblclick, click, mouseleave, on &gt;&gt;&gt;&gt;&gt;&gt;&gt;&gt;&gt;&gt;&gt;&gt;&gt; </text:span></text:p>
      <text:p text:style-name="Standard"/>
      <text:p text:style-name="Standard">$("h1").<text:span text:style-name="T2">mouseenter</text:span>(function(){ $(this).hide(); }); </text:p>
      <text:p text:style-name="Standard">Object { 0: h1</text:p>
      <text:section text:style-name="Sect1" text:name="Seksjon14">
        <text:p text:style-name="Standard"><text:bookmark text:name="server0.conn0.child3/obj133"/>, length: 1, prevObject: {…} }</text:p>
        <text:p text:style-name="Standard"/>
        <text:p text:style-name="Standard"/>
      </text:section>
      <text:p text:style-name="Standard"/>
      <text:p text:style-name="Standard">$("h1").<text:span text:style-name="T2">dblclick</text:span>(function(){ $(this).hide(); }); </text:p>
      <text:p text:style-name="Standard">Object { 0: h1</text:p>
      <text:section text:style-name="Sect1" text:name="Seksjon15">
        <text:p text:style-name="Standard"><text:bookmark text:name="server0.conn0.child3/obj137"/>, length: 1, prevObject: {…} }</text:p>
      </text:section>
      <text:p text:style-name="Standard"/>
      <text:p text:style-name="Standard"/>
      <text:p text:style-name="Standard"/>
      <text:p text:style-name="Standard">$("h1").<text:span text:style-name="T2">click</text:span>(function(){ $(this).hide(); }); </text:p>
      <text:p text:style-name="Standard">Object { 0: h1</text:p>
      <text:section text:style-name="Sect1" text:name="Seksjon16">
        <text:p text:style-name="Standard"><text:bookmark text:name="server0.conn0.child3/obj141"/>, length: 1, prevObject: {…} }</text:p>
      </text:section>
      <text:p text:style-name="Standard"/>
      <text:p text:style-name="Standard"/>
      <text:p text:style-name="Standard"/>
      <text:p text:style-name="Standard">$("h1").<text:span text:style-name="T2">mouseleave</text:span>(function(){ $(this).hide(); });</text:p>
      <text:p text:style-name="Standard"/>
      <text:p text:style-name="P6"/>
      <text:p text:style-name="P6"/>
      <text:p text:style-name="P6">$("p").<text:span text:style-name="T2">on</text:span>({ </text:p>
      <text:p text:style-name="P6"/>
      <text:p text:style-name="P6"><text:s text:c="3"/>mouseenter: function(){ </text:p>
      <text:p text:style-name="P6"><text:s text:c="3"/>$(this).css("background-color", "gray"); </text:p>
      <text:p text:style-name="P6"><text:s text:c="3"/>}, </text:p>
      <text:p text:style-name="P6"><text:s text:c="2"/></text:p>
      <text:p text:style-name="P6"><text:s text:c="3"/>mouseleave:function(){</text:p>
      <text:p text:style-name="P6"><text:s text:c="3"/>$(this).css("background-color", "blue"); </text:p>
      <text:p text:style-name="P6"><text:s text:c="3"/>}, </text:p>
      <text:p text:style-name="P6"/>
      <text:p text:style-name="P6"><text:s text:c="3"/>click : function(){ </text:p>
      <text:p text:style-name="P6"><text:s text:c="3"/>$(this).css("background-color", "red"); } </text:p>
      <text:p text:style-name="P6"/>
      <text:p text:style-name="P6">}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2-23T12:48:57.144000000</dc:date>
    <meta:editing-duration>PT13M14S</meta:editing-duration>
    <meta:editing-cycles>7</meta:editing-cycles>
    <meta:document-statistic meta:table-count="0" meta:image-count="0" meta:object-count="0" meta:page-count="4" meta:paragraph-count="78" meta:word-count="277" meta:character-count="2184" meta:non-whitespace-character-count="1922"/>
  </office:meta>
</office:document-meta>
</file>